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C0000003E9F1AD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5" style:family="paragraph" style:parent-style-name="Footer">
      <style:paragraph-properties style:snap-to-layout-grid="false"/>
    </style:style>
    <style:style style:name="P6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fr" fo:country="BE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Standard">
      <style:paragraph-properties style:snap-to-layout-grid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language="zxx" fo:country="non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tracked-changes text:track-changes="false">
        <text:changed-region text:id="ct142291656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change-start text:change-id="ct142291656"/>self.Title()<text:change-end text:change-id="ct142291656"/> </text:p>
      <text:p text:style-name="Text_20_body"/>
      <text:p text:style-name="Standard"><office:annotation><dc:date>2007-11-22T00:00:00</dc:date><text:p>do text if not meetingIsDecided</text:p><text:p>from xhtml(self.Description())</text:p></office:annotation>Description </text:p>
      <text:p text:style-name="Standard"><office:annotation><dc:date>2007-09-24T00:00:00</dc:date><text:p>do text if meetingIsDecided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2.699cm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6" style:family="paragraph" style:parent-style-name="Footer">
      <style:paragraph-properties style:snap-to-layout-grid="false"/>
    </style:style>
    <style:style style:name="P7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8" style:family="paragraph" style:parent-style-name="Footer">
      <style:paragraph-properties fo:text-align="end" style:justify-single-word="false" style:snap-to-layout-grid="false"/>
    </style:style>
    <style:style style:name="P9" style:family="paragraph" style:parent-style-name="Footer">
      <style:text-properties fo:language="fr" fo:country="BE"/>
    </style:style>
    <style:style style:name="T1" style:family="text">
      <style:text-properties fo:language="zxx" fo:country="none"/>
    </style:style>
    <style:style style:name="T2" style:family="text">
      <style:text-properties fo:color="#808080" style:text-underline-style="none"/>
    </style:style>
    <style:style style:name="T3" style:family="text">
      <style:text-properties fo:language="en" fo:country="US"/>
    </style:style>
    <style:style style:name="T4" style:family="text">
      <style:text-properties fo:language="fr" fo:country="B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><text:span text:style-name="T1"><draw:frame draw:style-name="fr1" draw:name="Image1" text:anchor-type="as-char" svg:y="0cm" svg:width="6.646cm" svg:height="1.127cm" draw:z-index="0"><draw:image xlink:href="Pictures/100002010000016C0000003E9F1AD34B.png" xlink:type="simple" xlink:show="embed" xlink:actuate="onLoad"/></draw:frame></text:span></text:p>
            </table:table-cell>
            <table:table-cell table:style-name="Tableau2.A1" office:value-type="string">
              <text:p text:style-name="P3"/>
            </table:table-cell>
          </table:table-row>
        </table:table>
        <text:p text:style-name="P4"/>
      </style:header>
      <style:footer>
        <text:p text:style-name="P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6"><text:span text:style-name="Internet_20_link"><text:span text:style-name="T2"/></text:span></text:p>
            </table:table-cell>
            <table:table-cell table:style-name="Tableau1.A1" office:value-type="string">
              <text:p text:style-name="P7"/>
            </table:table-cell>
            <table:table-cell table:style-name="Tableau1.A1" office:value-type="string">
              <text:p text:style-name="P8"><text:span text:style-name="T3"><text:page-number text:select-page="current"/></text:span><text:span text:style-name="T4"> / </text:span><text:span text:style-name="T3"><text:page-count style:num-format="1">1</text:page-count></text:span></text:p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1-24T15:14:18</meta:creation-date>
    <dc:creator>Gauthier Bastien</dc:creator>
    <dc:date>2008-07-30T13:24:15</dc:date>
    <dc:language>fr-BE</dc:language>
    <meta:editing-cycles>99</meta:editing-cycles>
    <meta:editing-duration>P1DT6H25M45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2" meta:image-count="1" meta:object-count="0" meta:page-count="1" meta:paragraph-count="5" meta:word-count="3" meta:character-count="41"/>
  </office:meta>
</office:document-meta>
</file>